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73f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73f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73f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73f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73f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73f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73f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73f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73f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73f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73f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73f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73f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73f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73f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73f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73f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ía Emilia  Rengel Día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3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3384184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ilenia Nayiska Díaz Naranj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72113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0.82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3" meta:non-whitespace-character-count="994"/>
    <meta:template xlink:type="simple" xlink:actuate="onRequest" xlink:title="Normal" xlink:href=""/>
  </office:meta>
</office:document-meta>
</file>